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7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8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12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13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7a5ab" officeooo:paragraph-rsid="0027a5ab" style:font-style-asian="normal" style:font-style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97506" officeooo:paragraph-rsid="00297506" style:font-style-asian="normal" style:font-style-complex="normal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officeooo:rsid="001efb42"/>
    </style:style>
    <style:style style:name="T9" style:family="text">
      <style:text-properties officeooo:rsid="00224173"/>
    </style:style>
    <style:style style:name="T10" style:family="text">
      <style:text-properties officeooo:rsid="002411c5"/>
    </style:style>
    <style:style style:name="T11" style:family="text">
      <style:text-properties officeooo:rsid="0024cd58"/>
    </style:style>
    <style:style style:name="T12" style:family="text">
      <style:text-properties officeooo:rsid="002571cf"/>
    </style:style>
    <style:style style:name="T13" style:family="text">
      <style:text-properties officeooo:rsid="0025f72b"/>
    </style:style>
    <style:style style:name="T14" style:family="text">
      <style:text-properties style:text-position="super 58%" officeooo:rsid="0025f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10"><text:span text:style-name="T9">3</text:span> <text:span text:style-name="T8">July</text:span> 202<text:span text:style-name="T8">3</text:span></text:p>
      <text:p text:style-name="P4">11<text:span text:style-name="T8">17: </text:span><text:span text:style-name="T10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1">Did a test with A0 and it seems well-enough.</text:span></text:p>
      <text:p text:style-name="P11"><text:span text:style-name="T12">5</text:span> <text:span text:style-name="T8">July</text:span> 202<text:span text:style-name="T8">3</text:span></text:p>
      <text:p text:style-name="P5"><text:span text:style-name="T12">1408</text:span><text:span text:style-name="T8">: </text:span><text:span text:style-name="T12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12"><text:span text:style-name="T13">1</text:span> <text:span text:style-name="T8">J</text:span><text:span text:style-name="T13">anuary</text:span> 202<text:span text:style-name="T13">4</text:span></text:p>
      <text:p text:style-name="P6"><text:span text:style-name="T13">1613</text:span><text:span text:style-name="T8">: </text:span><text:span text:style-name="T13">After some slacktime, I resumed work the 22</text:span><text:span text:style-name="T14">nd</text:span><text:span text:style-name="T13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9">1617: Now I want to formally prepare the full BoM and align as I have a pending Mouser order that needs to be submitted tomorrow.</text:p>
      <text:p text:style-name="P13">1630: Formalizing this document will take some time. Let me pull the parts, mostly the resistors and capacitors, and check that the list is complete.</text:p>
      <text:p text:style-name="P14">1817: Just finished the BoM for the M6x09-I-SBC, as a template for how to do such in the future. I would really like to have each board fully assembled by machine. Now to pull the parts and see what Rodney maybe missing.</text:p>
      <text:p text:style-name="P14"/>
      <text:p text:style-name="P3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1T18:18:11.074000000</dc:date>
    <meta:editing-duration>PT3H12M18S</meta:editing-duration>
    <meta:editing-cycles>18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1" meta:word-count="328" meta:character-count="1775" meta:non-whitespace-character-count="1457"/>
  </office:meta>
</office:document-meta>
</file>